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FFFFFF"/>
      <style:text-properties style:font-name="Comic Sans MS" style:font-name-asian="Times New Roman" style:font-name-complex="Segoe UI" fo:font-weight="bold" style:font-weight-asian="bold" style:font-weight-complex="bold" fo:color="#464855" fo:font-size="18pt" style:font-size-asian="18pt" style:font-size-complex="18pt" style:language-asian="fr" style:country-asian="FR"/>
    </style:style>
    <style:style style:name="P2" style:parent-style-name="Standard" style:family="paragraph">
      <style:paragraph-properties fo:margin-bottom="0.1944in"/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3" style:parent-style-name="Standard" style:family="paragraph">
      <style:paragraph-properties fo:margin-bottom="0.1944in"/>
    </style:style>
    <style:style style:name="T4" style:parent-style-name="DefaultParagraphFont" style:family="text"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5" style:parent-style-name="Standard" style:family="paragraph">
      <style:paragraph-properties fo:margin-bottom="0.1944in"/>
    </style:style>
    <style:style style:name="T6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7" style:parent-style-name="Standard" style:family="paragraph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8" style:parent-style-name="Standard" style:family="paragraph">
      <style:paragraph-properties fo:margin-bottom="0.1944in"/>
    </style:style>
    <style:style style:name="T9" style:parent-style-name="DefaultParagraphFont" style:family="text"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10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1" style:parent-style-name="Standard" style:family="paragraph">
      <style:paragraph-properties fo:margin-bottom="0.1944in"/>
    </style:style>
    <style:style style:name="T12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3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4" style:parent-style-name="Standard" style:family="paragraph">
      <style:paragraph-properties fo:margin-bottom="0.1944in"/>
      <style:text-properties style:font-name="Segoe UI" style:font-name-asian="Times New Roman" style:font-name-complex="Segoe UI" fo:color="#6967CE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5" style:parent-style-name="Standard" style:family="paragraph">
      <style:paragraph-properties fo:margin-bottom="0.1944in"/>
    </style:style>
    <style:style style:name="T16" style:parent-style-name="DefaultParagraphFont" style:family="text"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17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8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9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20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21" style:parent-style-name="Standard" style:family="paragraph">
      <style:paragraph-properties fo:margin-bottom="0.1944in"/>
    </style:style>
    <style:style style:name="T22" style:parent-style-name="DefaultParagraphFont" style:family="text"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23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6b6f8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2">Static sites, dynamic sites</text:h>
      <text:p text:style-name="Standard"><draw:custom-shape svg:x="0in" svg:y="0in" svg:width="6.26806in" svg:height="0in" draw:id="id0" draw:style-name="a0" draw:name="Shape1" text:anchor-type="as-char"><svg:title/><svg:desc/><text:p text:style-name="Normal"/><draw:enhanced-geometry draw:type="non-primitive" svg:viewBox="0 0 21600 21600" draw:enhanced-path="M 0 0 L 21600 0 21600 21600 0 21600 Z N"/></draw:custom-shape></text:p>
      <text:h text:style-name="P2" text:outline-level="2"/>
      <text:h text:style-name="P3" text:outline-level="2"><text:span text:style-name="T4">1. Introduction</text:span></text:h>
      <text:p text:style-name="P5"><text:span text:style-name="T6">This week, you will only make static sites, which is already quite good. Now imagine wanting to generate different HTML/CSS for each user: how do you do that? For example, when I go on facebook.com, the page that appears on my computer will be different from yours, which will be different from one ‘s not logged in. So far, you've seen how to make a site that returns the same HTML/CSS for everyone (the static sites,). We will now learn what a dynamic site is, where the HTML/CSS is generated on the servers.</text:span></text:p>
      <text:p text:style-name="P7"><text:line-break/></text:p>
      <text:h text:style-name="P8" text:outline-level="2"><text:span text:style-name="T9">2. The Resource</text:span></text:h>
      <text:p text:style-name="P10">You've studied how the internet works, and you've made a first static site. Now let's see what a site with a backend looks like.</text:p>
      <text:p text:style-name="P11"><text:span text:style-name="T12">First, of all, have a look at this video from xwebplus that explains the difference between a static site (what you've seen all week) and a dynamic site. Then, watch this video from Don Web Design Solutions will help you to understand a little better the subtlety between the t.</text:span></text:p>
      <text:p text:style-name="P13">As you've seen, a dynamic application uses servers to run code, which will then generate different HTML/CSS for each client. For example, if the client is connected, the server will first check his accesses, then send the code.</text:p>
      <text:p text:style-name="P14"/>
      <text:h text:style-name="P15" text:outline-level="2"><text:span text:style-name="T16">3. To recap</text:span></text:h>
      <text:p text:style-name="P17">There are two kinds of websites :</text:p>
      <text:p text:style-name="P18">- The static sites that render the same HTML/CSS for every client</text:p>
      <text:p text:style-name="P19">- The dynamic sites that render some HTML/CSSS generated on the servers</text:p>
      <text:p text:style-name="P20"/>
      <text:h text:style-name="P21" text:outline-level="2"><text:span text:style-name="T22">4. To go further</text:span></text:h>
      <text:p text:style-name="P23">If you want to learn how to do dynamic websites, join The Hacking Project’s training :) This is exactly what we offer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ieu Paradis</dc:creator>
    <meta:creation-date>2021-06-06T20:08:00Z</meta:creation-date>
    <dc:date>2021-06-06T20:12:00Z</dc:date>
    <meta:template xlink:href="Normal" xlink:type="simple"/>
    <meta:editing-cycles>4</meta:editing-cycles>
    <meta:editing-duration>PT0S</meta:editing-duration>
    <meta:document-statistic meta:page-count="1" meta:paragraph-count="3" meta:word-count="236" meta:character-count="1532" meta:row-count="10" meta:non-whitespace-character-count="1299"/>
  </office:meta>
</office:document-meta>
</file>